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0000000A061B6A0E2.png"/>
  <manifest:file-entry manifest:media-type="image/png" manifest:full-path="Pictures/100002010000014000000140B512EAD2.png"/>
  <manifest:file-entry manifest:media-type="image/png" manifest:full-path="Pictures/10000201000000B80000010663DC1D23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Interfaces">
      <style:graphic-properties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499cm, 1.829cm, 1.3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Légende_20_adresses">
      <style:graphic-properties draw:textarea-horizontal-align="left" draw:auto-grow-height="true" draw:auto-grow-width="false" fo:min-height="0.25cm" fo:min-width="2.556cm"/>
    </style:style>
    <style:style style:name="gr7" style:family="graphic" style:parent-style-name="Légende_20_interfaces">
      <style:graphic-properties draw:textarea-horizontal-align="left" draw:auto-grow-height="true" draw:auto-grow-width="true" fo:min-height="0cm" fo:min-width="0cm"/>
    </style:style>
    <style:style style:name="gr8" style:family="graphic" style:parent-style-name="Légende_20_adresses">
      <style:graphic-properties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end="Arrow_20_concave" draw:marker-end-width="0.2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id="id2" draw:layer="layout" svg:x1="5.5cm" svg:y1="3cm" svg:x2="7.5cm" svg:y2="3cm">
          <text:p/>
        </draw:line>
        <draw:frame draw:style-name="gr2" draw:text-style-name="P1" draw:layer="layout" svg:width="2cm" svg:height="5.03cm" svg:x="5.5cm" svg:y="0.97cm">
          <draw:image xlink:href="Pictures/10000201000000B80000010663DC1D23.png" xlink:type="simple" xlink:show="embed" xlink:actuate="onLoad">
            <text:p/>
          </draw:image>
        </draw:frame>
        <draw:frame draw:style-name="gr3" draw:text-style-name="P1" draw:id="id3" draw:layer="layout" svg:width="2.999cm" svg:height="2.5cm" svg:x="12.001cm" svg:y="4cm">
          <draw:image xlink:href="Pictures/100002010000014000000140B512EAD2.png" xlink:type="simple" xlink:show="embed" xlink:actuate="onLoad">
            <text:p/>
          </draw:image>
        </draw:frame>
        <draw:frame draw:style-name="gr4" draw:text-style-name="P1" draw:id="id1" draw:layer="layout" svg:width="2.5cm" svg:height="2.5cm" svg:x="0cm" svg:y="1.5cm">
          <draw:image xlink:href="Pictures/10000201000000A0000000A061B6A0E2.png" xlink:type="simple" xlink:show="embed" xlink:actuate="onLoad">
            <text:p/>
          </draw:image>
        </draw:frame>
        <draw:connector draw:style-name="gr5" draw:text-style-name="P1" draw:layer="layout" draw:type="line" svg:x1="2.5cm" svg:y1="2.75cm" svg:x2="5.5cm" svg:y2="3cm" draw:start-shape="id1" draw:start-glue-point="1" draw:end-shape="id2" draw:end-glue-point="3" svg:d="m2500 2750 3000 250">
          <text:p/>
        </draw:connector>
        <draw:connector draw:style-name="gr5" draw:text-style-name="P1" draw:layer="layout" draw:type="line" svg:x1="7.5cm" svg:y1="3cm" svg:x2="12.001cm" svg:y2="5.25cm" draw:start-shape="id2" draw:start-glue-point="1" draw:end-shape="id3" draw:end-glue-point="3" svg:d="m7500 3000 4501 2250">
          <text:p/>
        </draw:connector>
        <draw:frame draw:style-name="gr6" draw:id="id4" draw:layer="layout" svg:width="3cm" svg:height="0.636cm" svg:x="3cm" svg:y="0.364cm">
          <draw:text-box>
            <text:p>Adresse<text:tab/><text:tab/>FAI</text:p>
          </draw:text-box>
        </draw:frame>
        <draw:frame draw:style-name="gr7" draw:id="id5" draw:layer="layout" svg:width="1.226cm" svg:height="0.675cm" svg:x="4.774cm" svg:y="2.325cm">
          <draw:text-box>
            <text:p>eth0</text:p>
          </draw:text-box>
        </draw:frame>
        <draw:frame draw:style-name="gr7" draw:id="id7" draw:layer="layout" svg:width="1.226cm" svg:height="0.675cm" svg:x="7cm" svg:y="2.325cm">
          <draw:text-box>
            <text:p>eth1</text:p>
          </draw:text-box>
        </draw:frame>
        <draw:frame draw:style-name="gr8" draw:id="id6" draw:layer="layout" svg:width="4.136cm" svg:height="0.636cm" svg:x="7cm" svg:y="0.364cm">
          <draw:text-box>
            <text:p>Adresse<text:tab/>192.168.0.1/24</text:p>
          </draw:text-box>
        </draw:frame>
        <draw:frame draw:style-name="gr8" draw:layer="layout" svg:width="4.136cm" svg:height="1.406cm" svg:x="10.5cm" svg:y="2.5cm">
          <draw:text-box>
            <text:p>Adresse<text:tab/>192.168.0.2/24<text:line-break/>Passerelle<text:tab/>192.168.0.1</text:p>
            <text:p>DNS<text:tab/><text:tab/>FAI</text:p>
          </draw:text-box>
        </draw:frame>
        <draw:connector draw:style-name="gr9" draw:text-style-name="P1" draw:layer="layout" draw:type="line" svg:x1="4.5cm" svg:y1="1cm" svg:x2="5.387cm" svg:y2="2.325cm" draw:start-shape="id4" draw:start-glue-point="2" draw:end-shape="id5" draw:end-glue-point="0" svg:d="m4500 1000 887 1325">
          <text:p/>
        </draw:connector>
        <draw:connector draw:style-name="gr9" draw:text-style-name="P1" draw:layer="layout" draw:type="line" svg:x1="9.068cm" svg:y1="1cm" svg:x2="7.613cm" svg:y2="2.325cm" draw:start-shape="id6" draw:start-glue-point="2" draw:end-shape="id7" draw:end-glue-point="0" svg:d="m9068 1000-1455 1325">
          <text:p/>
        </draw:connector>
        <draw:frame draw:style-name="gr10" draw:layer="layout" svg:width="2.377cm" svg:height="0.675cm" svg:x="8cm" svg:y="4.325cm">
          <draw:text-box>
            <text:p>câble croisé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Interfaces" style:family="graphic" style:parent-style-name="standard">
      <style:graphic-properties draw:stroke-dash="Dash_20_1" svg:stroke-width="0.1cm" svg:stroke-color="#ff0000" draw:marker-start-width="0.45cm" draw:marker-end-width="0.45cm" draw:fill-gradient-name="Gradient_20_7" draw:fill-hatch-name="Hatch_20_1" draw:fill-image-name="Bitmape_20_1"/>
    </style:style>
    <style:style style:name="Légende_20_interfaces" style:display-name="Légende interfaces" style:family="graphic" style:parent-style-name="text">
      <style:text-properties fo:color="#ff0000" fo:font-weight="bold"/>
    </style:style>
    <style:style style:name="Légende_20_adresses" style:display-name="Légende adresses" style:family="graphic" style:parent-style-name="text">
      <style:graphic-properties draw:stroke="solid"/>
      <style:paragraph-properties>
        <style:tab-stops>
          <style:tab-stop style:position="0cm"/>
          <style:tab-stop style:position="0.5cm"/>
          <style:tab-stop style:position="1cm"/>
          <style:tab-stop style:position="1.5cm"/>
          <style:tab-stop style:position="2cm"/>
        </style:tab-stops>
      </style:paragraph-properties>
      <style:text-properties fo:font-size="9pt"/>
    </style:style>
  </office:styles>
  <office:automatic-styles>
    <style:page-layout style:name="PM0">
      <style:page-layout-properties fo:margin-top="0cm" fo:margin-bottom="0cm" fo:margin-left="0cm" fo:margin-right="0cm" fo:page-width="1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anguy Ortolo</meta:initial-creator>
    <meta:creation-date>2009-03-28T16:20:13</meta:creation-date>
    <dc:date>2009-03-28T17:58:14</dc:date>
    <dc:creator>Tanguy Ortolo</dc:creator>
    <meta:editing-duration>PT00H00M52S</meta:editing-duration>
    <meta:editing-cycles>2</meta:editing-cycles>
    <meta:generator>OpenOffice.org/3.0$Linux OpenOffice.org_project/300m9$Build-9358</meta:generator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